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[ repeatIn(objects,'o') ]]</text:p>
      <text:p text:style-name="Standard"/>
      <text:h text:style-name="Heading_20_2" text:outline-level="2">Datos básicos</text:h>
      <text:p text:style-name="Standard"><text:span text:style-name="T1">Nombre:</text:span> [[ o.name ]]</text:p>
      <text:p text:style-name="Standard"><text:span text:style-name="T1">Activo:</text:span> [[ o.active ]]</text:p>
      <text:p text:style-name="Standard"><text:span text:style-name="T1">Estado: </text:span>[[ o.state ]]</text:p>
      <text:p text:style-name="Standard"/>
      <text:h text:style-name="Heading_20_2" text:outline-level="2">Tabla Relacionada</text:h>
      <text:p text:style-name="P1"><text:span text:style-name="T1">Nombre:</text:span> [[ o.tabla_relacionada_id.name ]]</text:p>
      <text:p text:style-name="P1"><text:span text:style-name="T1">Activa: </text:span>[[ o.tabla_relacionada_id.active ]]</text:p>
      <text:p text:style-name="P1"><text:span text:style-name="T1">Estado:</text:span> [[ o.tabla_relacionada_id.state ]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nxgler M</meta:initial-creator>
    <meta:creation-date>2013-03-31T18:00:29</meta:creation-date>
    <dc:date>2013-03-31T19:17:53</dc:date>
    <dc:creator>Cinxgler M</dc:creator>
    <meta:editing-duration>PT5M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9" meta:word-count="31" meta:character-count="246" meta:non-whitespace-character-count="224"/>
    <meta:user-defined meta:name="Info 1">http://localhost:8069</meta:user-defined>
    <meta:user-defined meta:name="Info 2">admin</meta:user-defined>
    <meta:user-defined meta:name="Info 3"/>
    <meta:user-defined meta:name="Info 4">mi_modulo.mi_tabla</meta:user-defined>
  </office:meta>
</office:document-meta>
</file>